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ellipse text:anchor-type="paragraph" draw:z-index="18" draw:style-name="gr1" draw:text-style-name="P1" svg:width="4.264cm" svg:height="2.895cm" svg:x="11.552cm" svg:y="0.263cm"><text:p text:style-name="P1">Demuxing Adv Stream</text:p></draw:ellipse></text:p>
      <text:p text:style-name="Standard"><draw:ellipse text:anchor-type="paragraph" draw:z-index="11" draw:style-name="gr1" draw:text-style-name="P1" svg:width="5.557cm" svg:height="3.024cm" svg:x="5.752cm" svg:y="21.842cm"><text:p text:style-name="P1">Muxing Stream</text:p></draw:ellipse><draw:ellipse text:anchor-type="paragraph" draw:z-index="0" draw:style-name="gr1" draw:text-style-name="P1" svg:width="4.393cm" svg:height="3.176cm" svg:x="0.235cm" svg:y="0.099cm"><text:p text:style-name="P1">Demuxing Main Stream</text:p></draw:ellipse></text:p>
      <text:p text:style-name="Standard"/>
      <text:p text:style-name="Standard"/>
      <text:p text:style-name="Standard"/>
      <text:p text:style-name="Standard"/>
      <text:p text:style-name="Standard"><draw:line text:anchor-type="paragraph" draw:z-index="24" draw:style-name="gr4" draw:text-style-name="P1" svg:x1="13.824cm" svg:y1="0.236cm" svg:x2="13.947cm" svg:y2="2.945cm"><text:p text:style-name="P1">Audio Packets</text:p><text:p text:style-name="P1"/></draw:line><draw:line text:anchor-type="paragraph" draw:z-index="25" draw:style-name="gr4" draw:text-style-name="P1" svg:x1="13.824cm" svg:y1="0.236cm" svg:x2="11.021cm" svg:y2="2.728cm"><text:p text:style-name="P1">Video Packets</text:p></draw:line><draw:line text:anchor-type="paragraph" draw:z-index="26" draw:style-name="gr4" draw:text-style-name="P1" svg:x1="14.538cm" svg:y1="0.236cm" svg:x2="16.531cm" svg:y2="3.007cm"><text:p text:style-name="P1">Remaining Packets</text:p><text:p text:style-name="P1"/></draw:line></text:p>
      <text:p text:style-name="Standard"><draw:line text:anchor-type="paragraph" draw:z-index="5" draw:style-name="gr1" draw:text-style-name="P1" svg:x1="-0.744cm" svg:y1="2.343cm" svg:x2="2.182cm" svg:y2="0.353cm"><text:p text:style-name="P1">Video Packets</text:p></draw:line><draw:line text:anchor-type="paragraph" draw:z-index="6" draw:style-name="gr1" draw:text-style-name="P1" svg:x1="3.489cm" svg:y1="0.217cm" svg:x2="7.221cm" svg:y2="2.311cm"><text:p text:style-name="P1">Remaining Packets</text:p></draw:line></text:p>
      <text:p text:style-name="Standard"><draw:line text:anchor-type="paragraph" draw:z-index="4" draw:style-name="gr1" draw:text-style-name="P1" svg:x1="2.649cm" svg:y1="0.041cm" svg:x2="3.644cm" svg:y2="1.784cm"><text:p text:style-name="P1">Audio Packets</text:p></draw:line></text:p>
      <text:p text:style-name="Standard"/>
      <text:p text:style-name="Standard"/>
      <text:p text:style-name="Standard"><draw:rect text:anchor-type="paragraph" draw:z-index="21" draw:style-name="gr1" draw:text-style-name="P1" svg:width="3.176cm" svg:height="0.966cm" svg:x="9.091cm" svg:y="0.448cm"><text:p text:style-name="P1">Adv Video Pool</text:p></draw:rect><draw:rect text:anchor-type="paragraph" draw:z-index="3" draw:style-name="gr1" draw:text-style-name="P1" svg:width="2.752cm" svg:height="1.059cm" svg:x="5.749cm" svg:y="0.363cm"><text:p text:style-name="P1">Meta Pool</text:p></draw:rect><draw:rect text:anchor-type="paragraph" draw:z-index="2" draw:style-name="gr1" draw:text-style-name="P1" svg:width="3.206cm" svg:height="1.112cm" svg:x="2.182cm" svg:y="0.363cm"><text:p text:style-name="P1">Audio Pool</text:p></draw:rect><draw:rect text:anchor-type="paragraph" draw:z-index="1" draw:style-name="gr1" draw:text-style-name="P1" svg:width="3.31cm" svg:height="1.006cm" svg:x="-2cm" svg:y="0.395cm"><text:p text:style-name="P1">Video Pool</text:p></draw:rect></text:p>
      <text:p text:style-name="Standard"><draw:rect text:anchor-type="paragraph" draw:z-index="19" draw:style-name="gr1" draw:text-style-name="P1" svg:width="2.834cm" svg:height="0.902cm" svg:x="12.64cm" svg:y="0.025cm"><text:p text:style-name="P1">Adv Audo Pool</text:p></draw:rect><draw:rect text:anchor-type="paragraph" draw:z-index="20" draw:style-name="gr1" draw:text-style-name="P1" svg:width="2.585cm" svg:height="0.934cm" svg:x="15.813cm" svg:y="0.086cm"><text:p text:style-name="P1">Adv Meta Pool</text:p></draw:rect></text:p>
      <text:p text:style-name="Standard"><draw:custom-shape text:anchor-type="paragraph" draw:z-index="22" draw:style-name="gr2" svg:width="0.498cm" svg:height="3.269cm" svg:x="10.026cm" svg:y="0.43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3" draw:style-name="gr2" svg:width="0.53cm" svg:height="3.021cm" svg:x="13.48cm" svg:y="0.43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style-name="gr2" svg:width="0.53cm" svg:height="3.181cm" svg:x="-0.681cm" svg:y="0.42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13" draw:style-name="gr2" svg:width="0.53cm" svg:height="3.054cm" svg:x="3.519cm" svg:y="0.01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16" draw:style-name="gr1" draw:text-style-name="P1" svg:width="3.86cm" svg:height="0.936cm" svg:x="8.158cm" svg:y="0.145cm"><text:p text:style-name="P1">Adv Video Frame Pool</text:p></draw:rect><draw:rect text:anchor-type="paragraph" draw:z-index="17" draw:style-name="gr1" draw:text-style-name="P1" svg:width="3.954cm" svg:height="0.966cm" svg:x="12.702cm" svg:y="0.051cm"><text:p text:style-name="P1">Adv Add Audio Pool</text:p></draw:rect><draw:rect text:anchor-type="paragraph" draw:z-index="7" draw:style-name="gr1" draw:text-style-name="P1" svg:width="3.611cm" svg:height="0.98cm" svg:x="-2.051cm" svg:y="0.199cm"><text:p text:style-name="P1">Video Frame Pool</text:p></draw:rect><draw:rect text:anchor-type="paragraph" draw:z-index="8" draw:style-name="gr1" draw:text-style-name="P1" svg:width="3.301cm" svg:height="1.033cm" svg:x="2.214cm" svg:y="0.146cm"><text:p text:style-name="P1">Audio Frame Pool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27" draw:style-name="gr5" svg:width="6.693cm" svg:height="4.389cm" svg:x="4.89cm" svg:y="0.153cm"><text:p>If Target PTS Reached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Standard"/>
      <text:p text:style-name="Standard"/>
      <text:p text:style-name="Standard"/>
      <text:p text:style-name="Standard"><draw:line text:anchor-type="paragraph" draw:z-index="32" draw:style-name="gr6" draw:text-style-name="P1" svg:x1="4.89cm" svg:y1="0.323cm" svg:x2="-0.37cm" svg:y2="0.51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9" draw:style-name="gr1" draw:text-style-name="P1" svg:width="3.943cm" svg:height="1.033cm" svg:x="-1.044cm" svg:y="0.215cm"><text:p text:style-name="P1">Video Pool</text:p></draw:rect><draw:rect text:anchor-type="paragraph" draw:z-index="10" draw:style-name="gr1" draw:text-style-name="P1" svg:width="4.102cm" svg:height="1.138cm" svg:x="6.01cm" svg:y="0.111cm"><text:p text:style-name="P1">Audio Pool</text:p></draw:rect><draw:rect text:anchor-type="paragraph" draw:z-index="28" draw:style-name="gr4" draw:text-style-name="P1" svg:width="4.515cm" svg:height="1.216cm" svg:x="12.547cm" svg:y="0.018cm"><text:p text:style-name="P1">Meta Pool</text:p></draw:rect></text:p>
      <text:p text:style-name="Standard"/>
      <text:p text:style-name="Standard"><draw:line text:anchor-type="paragraph" draw:z-index="29" draw:style-name="gr6" draw:text-style-name="P1" svg:x1="8.251cm" svg:y1="0.275cm" svg:x2="8.313cm" svg:y2="2.656cm"><text:p/></draw:line><draw:line text:anchor-type="paragraph" draw:z-index="30" draw:style-name="gr6" draw:text-style-name="P1" svg:x1="13.698cm" svg:y1="0.259cm" svg:x2="9.652cm" svg:y2="2.499cm"><text:p/></draw:line><draw:line text:anchor-type="paragraph" draw:z-index="31" draw:style-name="gr6" draw:text-style-name="P1" svg:x1="1.434cm" svg:y1="0.273cm" svg:x2="6.757cm" svg:y2="2.686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14" draw:style-name="gr1" draw:text-style-name="P1" svg:width="13.105cm" svg:height="2.553cm" svg:x="2.711cm" svg:y="5.218cm"><text:p text:style-name="P1">Start Filling Final Video pool and Audio Pool with Add Frame Pool Adata</text:p></draw:rect><draw:custom-shape text:anchor-type="paragraph" draw:z-index="15" draw:style-name="gr3" svg:width="0.56cm" svg:height="2.895cm" svg:x="8.158cm" svg:y="2.323cm"><text:p>Yes</text:p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ian </meta:initial-creator>
    <meta:creation-date>2016-02-17T17:26:06</meta:creation-date>
    <dc:date>2016-02-17T19:03:17</dc:date>
    <dc:creator>gaian </dc:creator>
    <meta:editing-duration>PT1H16M14S</meta:editing-duration>
    <meta:editing-cycles>18</meta:editing-cycles>
    <meta:generator>LibreOffice/3.5$Linux_x86 LibreOffice_project/350m1$Build-2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